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.58748in, 0.57907in, 0.56138in, 0.57383in)"/>
    </style:style>
    <style:style style:family="graphic" style:name="a0" style:parent-style-name="Graphics">
      <style:graphic-properties fo:border="0.01042in none" fo:background-color="transparent" fo:clip="rect(0.30107in, 0.30099in, 0.3011in, 0.30111in)"/>
    </style:style>
    <style:style style:family="graphic" style:name="a7" style:parent-style-name="Graphics">
      <style:graphic-properties fo:border="0.01042in none" fo:background-color="transparent" fo:clip="rect(0.13486in, 0.14307in, 0.14335in, 0.14698in)"/>
    </style:style>
    <style:style style:family="graphic" style:name="a1" style:parent-style-name="Graphics">
      <style:graphic-properties fo:border="0.01042in none" fo:background-color="transparent" fo:clip="rect(0.34126in, 0.32016in, 0.32533in, 0.32294in)"/>
    </style:style>
    <style:style style:family="graphic" style:name="a2" style:parent-style-name="Graphics">
      <style:graphic-properties fo:border="0.01042in none" fo:background-color="transparent" fo:clip="rect(0.35068in, 0.34402in, 0.33248in, 0.33697in)"/>
    </style:style>
    <style:style style:family="graphic" style:name="a3" style:parent-style-name="Graphics">
      <style:graphic-properties fo:border="0.01042in none" fo:background-color="transparent" fo:clip="rect(0.33574in, 0.33635in, 0.31971in, 0.32437in)"/>
    </style:style>
    <style:style style:family="graphic" style:name="a4" style:parent-style-name="Graphics">
      <style:graphic-properties fo:border="0.01042in none" fo:background-color="transparent" fo:clip="rect(0.32666in, 0.33311in, 0.33005in, 0.32976in)"/>
    </style:style>
    <style:style style:family="graphic" style:name="a5" style:parent-style-name="Graphics">
      <style:graphic-properties fo:border="0.01042in none" fo:background-color="transparent" fo:clip="rect(0.36928in, 0.34889in, 0.3655in, 0.38161in)"/>
    </style:style>
  </office:automatic-styles>
  <office:body>
    <office:text text:use-soft-page-breaks="true">
      <text:p text:style-name="P1"><draw:frame draw:style-name="a0" draw:name="Image 18" text:anchor-type="as-char" svg:x="0in" svg:y="0in" svg:width="0.51181in" svg:height="0.51181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 11" text:anchor-type="as-char" svg:x="0in" svg:y="0in" svg:width="0.53543in" svg:height="0.51181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 16" text:anchor-type="as-char" svg:x="0in" svg:y="0in" svg:width="0.51181in" svg:height="0.51181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12" text:anchor-type="as-char" svg:x="0in" svg:y="0in" svg:width="0.51575in" svg:height="0.51181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 13" text:anchor-type="as-char" svg:x="0in" svg:y="0in" svg:width="0.50787in" svg:height="0.51181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 14" text:anchor-type="as-char" svg:x="0in" svg:y="0in" svg:width="0.52362in" svg:height="0.51181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Image 10" text:anchor-type="as-char" svg:x="0in" svg:y="0in" svg:width="0.51404in" svg:height="0.51181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 17" text:anchor-type="as-char" svg:x="0in" svg:y="0in" svg:width="0.5in" svg:height="0.51181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ka</meta:initial-creator>
    <dc:creator>luka</dc:creator>
    <meta:creation-date>2024-08-23T08:15:00Z</meta:creation-date>
    <dc:date>2024-08-23T14:18:00Z</dc:date>
    <meta:print-date>2024-08-23T14:17:00Z</meta:print-date>
    <meta:template xlink:href="Normal.dotm" xlink:type="simple"/>
    <meta:editing-cycles>1</meta:editing-cycles>
    <meta:editing-duration>PT20880S</meta:editing-duration>
    <meta:document-statistic meta:page-count="1" meta:paragraph-count="1" meta:word-count="3" meta:character-count="20" meta:row-count="1" meta:non-whitespace-character-count="18"/>
  </office:meta>
</office:document-meta>
</file>